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2.11cm"/>
    </style:style>
    <style:style style:name="gr39" style:family="graphic" style:parent-style-name="standard">
      <style:graphic-properties draw:stroke="none" svg:stroke-color="#000000" draw:fill="none" draw:fill-color="#ffffff" fo:min-height="3.516cm"/>
    </style:style>
    <style:style style:name="gr40" style:family="graphic" style:parent-style-name="standard">
      <style:graphic-properties draw:stroke="none" svg:stroke-color="#000000" draw:fill="none" draw:fill-color="#ffffff" fo:min-height="3.75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339cm" fo:min-width="2.996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objectwithoutfill">
      <style:graphic-properties svg:stroke-color="#ff3333" draw:fill="none" draw:textarea-vertical-align="middle"/>
    </style:style>
    <style:style style:name="gr145" style:family="graphic" style:parent-style-name="objectwithoutfill">
      <style:graphic-properties svg:stroke-color="#006600" draw:fill="none" draw:textarea-vertical-align="middle"/>
    </style:style>
    <style:style style:name="gr146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ffffff"/>
      <style:text-properties fo:color="#ff3300" fo:font-size="12pt" style:font-size-asian="10pt" style:font-size-complex="10pt"/>
    </style:style>
    <style:style style:name="T1" style:family="text">
      <style:text-properties fo:color="#ff3300" fo:font-size="12pt" style:font-size-asian="10pt" style:font-size-complex="10pt"/>
    </style:style>
    <style:style style:name="T2" style:family="text">
      <style:text-properties fo:color="#006600" fo:font-size="12pt" style:font-size-asian="10pt" style:font-size-complex="10pt"/>
    </style:style>
    <style:style style:name="T3" style:family="text">
      <style:text-properties fo:color="#000000"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5" draw:id="id5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" draw:text-style-name="P1" draw:layer="layout" svg:width="2.507cm" svg:height="1.469cm" svg:x="3.255cm" svg:y="11.56cm" svg:viewBox="0 0 2508 1470" svg:d="M0 1470c710 0 1823-464 2303-770s0-700-242-700z">
            <text:p/>
          </draw:path>
          <draw:g>
            <draw:polygon draw:style-name="gr2" draw:text-style-name="P2" draw:layer="layout" svg:width="1.454cm" svg:height="3.639cm" svg:x="1.8cm" svg:y="9.39cm" svg:viewBox="0 0 1455 3640" draw:points="0,2800 0,0 1455,840 1455,3640">
              <text:p/>
            </draw:polygon>
            <draw:polygon draw:style-name="gr3" draw:text-style-name="P3" draw:layer="layout" svg:width="2.06cm" svg:height="3.989cm" svg:x="3.255cm" svg:y="9.04cm" svg:viewBox="0 0 2061 3990" draw:points="0,3990 0,1190 2061,0 2061,2800">
              <text:p/>
            </draw:polygon>
            <draw:polygon draw:style-name="gr4" draw:text-style-name="P4" draw:layer="layout" svg:width="3.515cm" svg:height="2.029cm" svg:x="1.8cm" svg:y="8.2cm" svg:viewBox="0 0 3516 2030" draw:points="1455,2030 0,1190 2061,0 3516,840">
              <text:p/>
            </draw:polygon>
            <draw:polygon draw:style-name="gr5" draw:text-style-name="P5" draw:layer="layout" svg:width="3.515cm" svg:height="4.829cm" svg:x="1.8cm" svg:y="8.2cm" svg:viewBox="0 0 3516 4830" draw:points="0,3990 0,1190 2061,0 3516,840 3516,3640 1455,4830">
              <text:p/>
            </draw:polygon>
            <draw:line draw:style-name="gr6" draw:text-style-name="P6" draw:layer="layout" svg:x1="3.012cm" svg:y1="12.33cm" svg:x2="2.042cm" svg:y2="11.77cm">
              <text:p/>
            </draw:line>
            <draw:line draw:style-name="gr7" draw:text-style-name="P6" draw:layer="layout" svg:x1="3.012cm" svg:y1="12.61cm" svg:x2="2.042cm" svg:y2="12.05cm">
              <text:p/>
            </draw:line>
            <draw:line draw:style-name="gr8" draw:text-style-name="P6" draw:layer="layout" svg:x1="3.012cm" svg:y1="12.47cm" svg:x2="2.042cm" svg:y2="11.91cm">
              <text:p/>
            </draw:line>
            <draw:polyline draw:style-name="gr9" draw:text-style-name="P6" draw:layer="layout" svg:width="1.211cm" svg:height="0.839cm" svg:x="1.921cm" svg:y="9.81cm" svg:viewBox="0 0 1212 840" draw:points="1212,840 0,140 0,0">
              <text:p/>
            </draw:polyline>
            <draw:polyline draw:style-name="gr10" draw:text-style-name="P6" draw:layer="layout" svg:width="1.19cm" svg:height="0.842cm" svg:x="1.942cm" svg:y="9.807cm" svg:viewBox="0 0 1191 843" draw:points="1191,843 1191,703 0,0">
              <text:p/>
            </draw:polyline>
            <draw:polygon draw:style-name="gr11" draw:text-style-name="P7" draw:layer="layout" svg:width="0.141cm" svg:height="0.246cm" svg:x="2.37cm" svg:y="11.207cm" svg:viewBox="0 0 142 247" draw:points="0,165 0,0 142,82 142,247">
              <text:p/>
            </draw:polygon>
            <draw:line draw:style-name="gr12" draw:text-style-name="P6" draw:layer="layout" svg:x1="3.012cm" svg:y1="12.19cm" svg:x2="2.042cm" svg:y2="11.63cm">
              <text:p/>
            </draw:line>
          </draw:g>
        </draw:g>
        <draw:g xml:id="id3" draw:id="id3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13" draw:text-style-name="P1" draw:layer="layout" svg:width="1.562cm" svg:height="0.977cm" svg:x="3.653cm" svg:y="26.021cm" svg:viewBox="0 0 1563 978" svg:d="M0 978c358 0 1563-376 1563-677s-131-301-261-301c0 226-1302 677-1302 97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14" draw:text-style-name="P3" draw:layer="layout" svg:width="1.301cm" svg:height="1.279cm" svg:x="3.653cm" svg:y="25.72cm" svg:viewBox="0 0 1302 1280" draw:points="0,1280 0,753 1302,0 1302,527">
              <text:p/>
            </draw:polygon>
            <draw:polygon draw:style-name="gr15" draw:text-style-name="P4" draw:layer="layout" svg:width="3.254cm" svg:height="1.881cm" svg:x="1.7cm" svg:y="24.591cm" svg:viewBox="0 0 3255 1882" draw:points="1953,1882 0,753 1302,0 3255,1129">
              <text:p/>
            </draw:polygon>
            <draw:polygon draw:style-name="gr16" draw:text-style-name="P2" draw:layer="layout" svg:width="1.952cm" svg:height="1.655cm" svg:x="1.7cm" svg:y="25.343cm" svg:viewBox="0 0 1953 1656" draw:points="0,527 0,0 1953,1129 1953,1656">
              <text:p/>
            </draw:polygon>
            <draw:polygon draw:style-name="gr17" draw:text-style-name="P5" draw:layer="layout" svg:width="3.254cm" svg:height="2.408cm" svg:x="1.7cm" svg:y="24.591cm" svg:viewBox="0 0 3255 2409" draw:points="0,1280 0,753 1302,0 3255,1129 3255,1656 1953,2409">
              <text:p/>
            </draw:polygon>
            <draw:polygon draw:style-name="gr18" draw:text-style-name="P8" draw:layer="layout" svg:width="0.129cm" svg:height="0.3cm" svg:x="3.263cm" svg:y="26.397cm" svg:viewBox="0 0 130 301" draw:points="0,226 0,0 130,75 130,301">
              <text:p/>
            </draw:polygon>
            <draw:polygon draw:style-name="gr19" draw:text-style-name="P9" draw:layer="layout" svg:width="0.129cm" svg:height="1.429cm" svg:x="3.132cm" svg:y="23.311cm" svg:viewBox="0 0 130 1430" draw:points="0,1355 0,0 130,0 130,1430">
              <text:p/>
            </draw:polygon>
            <draw:polygon draw:style-name="gr20" draw:text-style-name="P9" draw:layer="layout" svg:width="0.129cm" svg:height="1.429cm" svg:x="4.695cm" svg:y="24.214cm" svg:viewBox="0 0 130 1430" draw:points="0,1355 0,0 130,0 130,1430">
              <text:p/>
            </draw:polygon>
          </draw:g>
        </draw:g>
        <draw:g xml:id="id1" draw:id="id1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21" draw:text-style-name="P1" draw:layer="layout" svg:width="1.562cm" svg:height="0.977cm" svg:x="6.153cm" svg:y="23.921cm" svg:viewBox="0 0 1563 978" svg:d="M0 978c358 0 1563-376 1563-677s-131-301-261-301c0 226-1302 677-1302 97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22" draw:text-style-name="P3" draw:layer="layout" svg:width="1.301cm" svg:height="1.279cm" svg:x="6.153cm" svg:y="23.62cm" svg:viewBox="0 0 1302 1280" draw:points="0,1280 0,753 1302,0 1302,527">
              <text:p/>
            </draw:polygon>
            <draw:polygon draw:style-name="gr23" draw:text-style-name="P4" draw:layer="layout" svg:width="3.254cm" svg:height="1.881cm" svg:x="4.2cm" svg:y="22.491cm" svg:viewBox="0 0 3255 1882" draw:points="1953,1882 0,753 1302,0 3255,1129">
              <text:p/>
            </draw:polygon>
            <draw:polygon draw:style-name="gr24" draw:text-style-name="P2" draw:layer="layout" svg:width="1.952cm" svg:height="1.655cm" svg:x="4.2cm" svg:y="23.243cm" svg:viewBox="0 0 1953 1656" draw:points="0,527 0,0 1953,1129 1953,1656">
              <text:p/>
            </draw:polygon>
            <draw:polygon draw:style-name="gr25" draw:text-style-name="P5" draw:layer="layout" svg:width="3.254cm" svg:height="2.408cm" svg:x="4.2cm" svg:y="22.491cm" svg:viewBox="0 0 3255 2409" draw:points="0,1280 0,753 1302,0 3255,1129 3255,1656 1953,2409">
              <text:p/>
            </draw:polygon>
            <draw:polygon draw:style-name="gr26" draw:text-style-name="P8" draw:layer="layout" svg:width="0.129cm" svg:height="0.3cm" svg:x="5.763cm" svg:y="24.297cm" svg:viewBox="0 0 130 301" draw:points="0,226 0,0 130,75 130,301">
              <text:p/>
            </draw:polygon>
            <draw:polygon draw:style-name="gr27" draw:text-style-name="P9" draw:layer="layout" svg:width="0.129cm" svg:height="1.429cm" svg:x="5.632cm" svg:y="21.211cm" svg:viewBox="0 0 130 1430" draw:points="0,1355 0,0 130,0 130,1430">
              <text:p/>
            </draw:polygon>
            <draw:polygon draw:style-name="gr28" draw:text-style-name="P9" draw:layer="layout" svg:width="0.129cm" svg:height="1.429cm" svg:x="7.195cm" svg:y="22.114cm" svg:viewBox="0 0 130 1430" draw:points="0,1355 0,0 130,0 130,1430">
              <text:p/>
            </draw:polygon>
          </draw:g>
        </draw:g>
        <draw:g xml:id="id2" draw:id="id2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29" draw:text-style-name="P1" draw:layer="layout" svg:width="1.562cm" svg:height="0.977cm" svg:x="8.453cm" svg:y="27.11cm" svg:viewBox="0 0 1563 978" svg:d="M0 978c358 0 1563-376 1563-677s-131-301-261-301c0 226-1302 677-1302 97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30" draw:text-style-name="P3" draw:layer="layout" svg:width="1.301cm" svg:height="1.279cm" svg:x="8.453cm" svg:y="26.809cm" svg:viewBox="0 0 1302 1280" draw:points="0,1280 0,753 1302,0 1302,527">
              <text:p/>
            </draw:polygon>
            <draw:polygon draw:style-name="gr31" draw:text-style-name="P4" draw:layer="layout" svg:width="3.254cm" svg:height="1.881cm" svg:x="6.5cm" svg:y="25.68cm" svg:viewBox="0 0 3255 1882" draw:points="1953,1882 0,753 1302,0 3255,1129">
              <text:p/>
            </draw:polygon>
            <draw:polygon draw:style-name="gr32" draw:text-style-name="P2" draw:layer="layout" svg:width="1.952cm" svg:height="1.655cm" svg:x="6.5cm" svg:y="26.432cm" svg:viewBox="0 0 1953 1656" draw:points="0,527 0,0 1953,1129 1953,1656">
              <text:p/>
            </draw:polygon>
            <draw:polygon draw:style-name="gr33" draw:text-style-name="P5" draw:layer="layout" svg:width="3.254cm" svg:height="2.408cm" svg:x="6.5cm" svg:y="25.68cm" svg:viewBox="0 0 3255 2409" draw:points="0,1280 0,753 1302,0 3255,1129 3255,1656 1953,2409">
              <text:p/>
            </draw:polygon>
            <draw:polygon draw:style-name="gr34" draw:text-style-name="P8" draw:layer="layout" svg:width="0.129cm" svg:height="0.3cm" svg:x="8.063cm" svg:y="27.486cm" svg:viewBox="0 0 130 301" draw:points="0,226 0,0 130,75 130,301">
              <text:p/>
            </draw:polygon>
            <draw:polygon draw:style-name="gr35" draw:text-style-name="P9" draw:layer="layout" svg:width="0.129cm" svg:height="1.429cm" svg:x="7.932cm" svg:y="24.4cm" svg:viewBox="0 0 130 1430" draw:points="0,1355 0,0 130,0 130,1430">
              <text:p/>
            </draw:polygon>
            <draw:polygon draw:style-name="gr36" draw:text-style-name="P9" draw:layer="layout" svg:width="0.129cm" svg:height="1.429cm" svg:x="9.495cm" svg:y="25.303cm" svg:viewBox="0 0 130 1430" draw:points="0,1355 0,0 130,0 130,1430">
              <text:p/>
            </draw:polygon>
          </draw:g>
        </draw:g>
        <draw:connector draw:style-name="gr37" draw:text-style-name="P10" draw:layer="layout" draw:type="line" svg:x1="6.153cm" svg:y1="24.899cm" svg:x2="6.5cm" svg:y2="26.244cm" draw:start-shape="id1" draw:start-glue-point="10" draw:end-shape="id2" draw:end-glue-point="3" svg:d="M6153 24899l347 1345" svg:viewBox="0 0 348 1346">
          <text:p/>
        </draw:connector>
        <draw:connector draw:style-name="gr37" draw:text-style-name="P10" draw:layer="layout" draw:type="line" svg:x1="4.955cm" svg:y1="25.846cm" svg:x2="6.5cm" svg:y2="26.244cm" draw:start-shape="id3" draw:start-glue-point="8" draw:end-shape="id2" svg:d="M4955 25846l1545 398" svg:viewBox="0 0 1546 399">
          <text:p/>
        </draw:connector>
        <draw:frame draw:style-name="gr38" draw:text-style-name="P11" draw:layer="layout" svg:width="4.4cm" svg:height="2.36cm" svg:x="11.9cm" svg:y="9cm">
          <draw:text-box>
            <text:p>Layer 2 Link</text:p>
            <text:p>(batman-adv 2013.4)</text:p>
          </draw:text-box>
        </draw:frame>
        <draw:frame draw:style-name="gr39" draw:text-style-name="P11" draw:layer="layout" svg:width="7.2cm" svg:height="3.766cm" svg:x="1cm" svg:y="4.4cm">
          <draw:text-box>
            <text:p>Hetzner<text:line-break/>aktuell lh-qlb / swq / etq</text:p>
            <text:p>10.7.0.3</text:p>
            <text:p>10.7.0.4</text:p>
            <text:p>10.7.0.5</text:p>
          </draw:text-box>
        </draw:frame>
        <draw:frame draw:style-name="gr40" draw:text-style-name="P11" draw:layer="layout" svg:width="8.1cm" svg:height="4cm" svg:x="11.2cm" svg:y="1.2cm">
          <draw:text-box>
            <text:p>Vserver mit internen </text:p>
            <text:p>Diensten</text:p>
            <text:p>10.7.0.2</text:p>
            <text:p>10.7.0.10</text:p>
            <text:p>10.7.0.15</text:p>
          </draw:text-box>
        </draw:frame>
        <draw:connector draw:style-name="gr41" draw:text-style-name="P10" draw:layer="layout" draw:type="curve" svg:x1="4.2cm" svg:y1="23.055cm" svg:x2="6.089cm" svg:y2="13.059cm" draw:start-shape="id1" draw:start-glue-point="3" draw:end-shape="id4" draw:end-glue-point="10" svg:d="M4200 23055c-780 0-650-2950 17-3913s1872 62 1872-6083" svg:viewBox="0 0 2426 9997">
          <text:p/>
        </draw:connector>
        <draw:connector draw:style-name="gr41" draw:text-style-name="P10" draw:layer="layout" draw:type="curve" svg:x1="1.7cm" svg:y1="25.155cm" svg:x2="3.189cm" svg:y2="12.989cm" draw:start-shape="id3" draw:start-glue-point="3" draw:end-shape="id5" draw:end-glue-point="10" svg:d="M1700 25155c-780 0-650-3492-83-4591s1572 198 1572-7575" svg:viewBox="0 0 2037 12167">
          <text:p/>
        </draw:connector>
        <draw:connector draw:style-name="gr41" draw:text-style-name="P10" draw:layer="layout" draw:type="curve" svg:x1="3.189cm" svg:y1="12.989cm" svg:x2="6.089cm" svg:y2="13.059cm" draw:start-shape="id5" draw:start-glue-point="10" draw:end-shape="id4" draw:end-glue-point="10" svg:d="M3189 12989c0 946 2900 911 2900 70" svg:viewBox="0 0 2901 706">
          <text:p/>
        </draw:connector>
        <draw:connector draw:style-name="gr41" draw:text-style-name="P10" draw:layer="layout" draw:type="curve" svg:x1="6.089cm" svg:y1="13.059cm" svg:x2="9.381cm" svg:y2="12.889cm" draw:start-shape="id4" draw:start-glue-point="10" draw:end-shape="id6" draw:end-glue-point="10" svg:d="M6089 13059c0 841 3292 926 3292-170" svg:viewBox="0 0 3293 813">
          <text:p/>
        </draw:connector>
        <draw:connector draw:style-name="gr41" draw:text-style-name="P10" draw:layer="layout" draw:type="curve" svg:x1="9.381cm" svg:y1="12.889cm" svg:x2="16.681cm" svg:y2="6.83cm" draw:start-shape="id6" draw:start-glue-point="10" draw:end-shape="id7" draw:end-glue-point="2" svg:d="M9381 12889c0 841 7300 3871 7300-6059" svg:viewBox="0 0 7301 7156">
          <text:p/>
        </draw:connector>
        <draw:connector draw:style-name="gr41" draw:text-style-name="P10" draw:layer="layout" draw:type="curve" svg:x1="6.089cm" svg:y1="13.059cm" svg:x2="16.681cm" svg:y2="6.83cm" draw:start-shape="id4" draw:start-glue-point="10" draw:end-shape="id7" draw:end-glue-point="2" svg:d="M6089 13059c0 841 10592 3956 10592-6229" svg:viewBox="0 0 10593 7339">
          <text:p/>
        </draw:connector>
        <draw:connector draw:style-name="gr41" draw:text-style-name="P10" draw:layer="layout" draw:type="curve" svg:x1="3.189cm" svg:y1="12.989cm" svg:x2="16.681cm" svg:y2="6.83cm" draw:start-shape="id5" draw:start-glue-point="10" draw:end-shape="id7" draw:end-glue-point="2" svg:d="M3189 12989c0 841 13492 3921 13492-6159" svg:viewBox="0 0 13493 7264">
          <text:p/>
        </draw:connector>
        <draw:g xml:id="id4" draw:id="id4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42" draw:text-style-name="P1" draw:layer="layout" svg:width="2.507cm" svg:height="1.469cm" svg:x="6.155cm" svg:y="11.63cm" svg:viewBox="0 0 2508 1470" svg:d="M0 1470c710 0 1823-464 2303-770s0-700-242-700z">
            <text:p/>
          </draw:path>
          <draw:g>
            <draw:polygon draw:style-name="gr43" draw:text-style-name="P2" draw:layer="layout" svg:width="1.454cm" svg:height="3.639cm" svg:x="4.7cm" svg:y="9.46cm" svg:viewBox="0 0 1455 3640" draw:points="0,2800 0,0 1455,840 1455,3640">
              <text:p/>
            </draw:polygon>
            <draw:polygon draw:style-name="gr44" draw:text-style-name="P3" draw:layer="layout" svg:width="2.06cm" svg:height="3.989cm" svg:x="6.155cm" svg:y="9.11cm" svg:viewBox="0 0 2061 3990" draw:points="0,3990 0,1190 2061,0 2061,2800">
              <text:p/>
            </draw:polygon>
            <draw:polygon draw:style-name="gr45" draw:text-style-name="P4" draw:layer="layout" svg:width="3.515cm" svg:height="2.029cm" svg:x="4.7cm" svg:y="8.27cm" svg:viewBox="0 0 3516 2030" draw:points="1455,2030 0,1190 2061,0 3516,840">
              <text:p/>
            </draw:polygon>
            <draw:polygon draw:style-name="gr46" draw:text-style-name="P5" draw:layer="layout" svg:width="3.515cm" svg:height="4.829cm" svg:x="4.7cm" svg:y="8.27cm" svg:viewBox="0 0 3516 4830" draw:points="0,3990 0,1190 2061,0 3516,840 3516,3640 1455,4830">
              <text:p/>
            </draw:polygon>
            <draw:line draw:style-name="gr47" draw:text-style-name="P6" draw:layer="layout" svg:x1="5.912cm" svg:y1="12.4cm" svg:x2="4.942cm" svg:y2="11.84cm">
              <text:p/>
            </draw:line>
            <draw:line draw:style-name="gr48" draw:text-style-name="P6" draw:layer="layout" svg:x1="5.912cm" svg:y1="12.68cm" svg:x2="4.942cm" svg:y2="12.12cm">
              <text:p/>
            </draw:line>
            <draw:line draw:style-name="gr49" draw:text-style-name="P6" draw:layer="layout" svg:x1="5.912cm" svg:y1="12.54cm" svg:x2="4.942cm" svg:y2="11.98cm">
              <text:p/>
            </draw:line>
            <draw:polyline draw:style-name="gr50" draw:text-style-name="P6" draw:layer="layout" svg:width="1.211cm" svg:height="0.839cm" svg:x="4.821cm" svg:y="9.88cm" svg:viewBox="0 0 1212 840" draw:points="1212,840 0,140 0,0">
              <text:p/>
            </draw:polyline>
            <draw:polyline draw:style-name="gr51" draw:text-style-name="P6" draw:layer="layout" svg:width="1.19cm" svg:height="0.842cm" svg:x="4.842cm" svg:y="9.877cm" svg:viewBox="0 0 1191 843" draw:points="1191,843 1191,703 0,0">
              <text:p/>
            </draw:polyline>
            <draw:polygon draw:style-name="gr52" draw:text-style-name="P7" draw:layer="layout" svg:width="0.141cm" svg:height="0.246cm" svg:x="5.27cm" svg:y="11.277cm" svg:viewBox="0 0 142 247" draw:points="0,165 0,0 142,82 142,247">
              <text:p/>
            </draw:polygon>
            <draw:line draw:style-name="gr53" draw:text-style-name="P6" draw:layer="layout" svg:x1="5.912cm" svg:y1="12.26cm" svg:x2="4.942cm" svg:y2="11.7cm">
              <text:p/>
            </draw:line>
          </draw:g>
        </draw:g>
        <draw:g xml:id="id6" draw:id="id6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54" draw:text-style-name="P1" draw:layer="layout" svg:width="2.507cm" svg:height="1.469cm" svg:x="9.447cm" svg:y="11.46cm" svg:viewBox="0 0 2508 1470" svg:d="M0 1470c710 0 1823-464 2303-770s0-700-242-700z">
            <text:p/>
          </draw:path>
          <draw:g>
            <draw:polygon draw:style-name="gr55" draw:text-style-name="P2" draw:layer="layout" svg:width="1.454cm" svg:height="3.639cm" svg:x="7.992cm" svg:y="9.29cm" svg:viewBox="0 0 1455 3640" draw:points="0,2800 0,0 1455,840 1455,3640">
              <text:p/>
            </draw:polygon>
            <draw:polygon draw:style-name="gr56" draw:text-style-name="P3" draw:layer="layout" svg:width="2.06cm" svg:height="3.989cm" svg:x="9.447cm" svg:y="8.94cm" svg:viewBox="0 0 2061 3990" draw:points="0,3990 0,1190 2061,0 2061,2800">
              <text:p/>
            </draw:polygon>
            <draw:polygon draw:style-name="gr57" draw:text-style-name="P4" draw:layer="layout" svg:width="3.515cm" svg:height="2.029cm" svg:x="7.992cm" svg:y="8.1cm" svg:viewBox="0 0 3516 2030" draw:points="1455,2030 0,1190 2061,0 3516,840">
              <text:p/>
            </draw:polygon>
            <draw:polygon draw:style-name="gr58" draw:text-style-name="P5" draw:layer="layout" svg:width="3.515cm" svg:height="4.829cm" svg:x="7.992cm" svg:y="8.1cm" svg:viewBox="0 0 3516 4830" draw:points="0,3990 0,1190 2061,0 3516,840 3516,3640 1455,4830">
              <text:p/>
            </draw:polygon>
            <draw:line draw:style-name="gr59" draw:text-style-name="P6" draw:layer="layout" svg:x1="9.204cm" svg:y1="12.23cm" svg:x2="8.234cm" svg:y2="11.67cm">
              <text:p/>
            </draw:line>
            <draw:line draw:style-name="gr60" draw:text-style-name="P6" draw:layer="layout" svg:x1="9.204cm" svg:y1="12.51cm" svg:x2="8.234cm" svg:y2="11.95cm">
              <text:p/>
            </draw:line>
            <draw:line draw:style-name="gr61" draw:text-style-name="P6" draw:layer="layout" svg:x1="9.204cm" svg:y1="12.37cm" svg:x2="8.234cm" svg:y2="11.81cm">
              <text:p/>
            </draw:line>
            <draw:polyline draw:style-name="gr62" draw:text-style-name="P6" draw:layer="layout" svg:width="1.211cm" svg:height="0.839cm" svg:x="8.113cm" svg:y="9.71cm" svg:viewBox="0 0 1212 840" draw:points="1212,840 0,140 0,0">
              <text:p/>
            </draw:polyline>
            <draw:polyline draw:style-name="gr63" draw:text-style-name="P6" draw:layer="layout" svg:width="1.19cm" svg:height="0.842cm" svg:x="8.134cm" svg:y="9.707cm" svg:viewBox="0 0 1191 843" draw:points="1191,843 1191,703 0,0">
              <text:p/>
            </draw:polyline>
            <draw:polygon draw:style-name="gr64" draw:text-style-name="P7" draw:layer="layout" svg:width="0.141cm" svg:height="0.246cm" svg:x="8.562cm" svg:y="11.107cm" svg:viewBox="0 0 142 247" draw:points="0,165 0,0 142,82 142,247">
              <text:p/>
            </draw:polygon>
            <draw:line draw:style-name="gr65" draw:text-style-name="P6" draw:layer="layout" svg:x1="9.204cm" svg:y1="12.09cm" svg:x2="8.234cm" svg:y2="11.53cm">
              <text:p/>
            </draw:line>
          </draw:g>
        </draw:g>
        <draw:g xml:id="id7" draw:id="id7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66" draw:text-style-name="P1" draw:layer="layout" svg:width="2.507cm" svg:height="1.469cm" svg:x="16.155cm" svg:y="5.36cm" svg:viewBox="0 0 2508 1470" svg:d="M0 1470c710 0 1823-464 2303-770s0-700-242-700z">
            <text:p/>
          </draw:path>
          <draw:g>
            <draw:polygon draw:style-name="gr67" draw:text-style-name="P2" draw:layer="layout" svg:width="1.454cm" svg:height="3.639cm" svg:x="14.7cm" svg:y="3.19cm" svg:viewBox="0 0 1455 3640" draw:points="0,2800 0,0 1455,840 1455,3640">
              <text:p/>
            </draw:polygon>
            <draw:polygon draw:style-name="gr68" draw:text-style-name="P3" draw:layer="layout" svg:width="2.06cm" svg:height="3.989cm" svg:x="16.155cm" svg:y="2.84cm" svg:viewBox="0 0 2061 3990" draw:points="0,3990 0,1190 2061,0 2061,2800">
              <text:p/>
            </draw:polygon>
            <draw:polygon draw:style-name="gr69" draw:text-style-name="P12" draw:layer="layout" svg:width="3.515cm" svg:height="2.029cm" svg:x="14.7cm" svg:y="2cm" svg:viewBox="0 0 3516 2030" draw:points="1455,2030 0,1190 2061,0 3516,840">
              <text:p/>
            </draw:polygon>
            <draw:polygon draw:style-name="gr70" draw:text-style-name="P5" draw:layer="layout" svg:width="3.515cm" svg:height="4.829cm" svg:x="14.7cm" svg:y="2cm" svg:viewBox="0 0 3516 4830" draw:points="0,3990 0,1190 2061,0 3516,840 3516,3640 1455,4830">
              <text:p/>
            </draw:polygon>
            <draw:line draw:style-name="gr71" draw:text-style-name="P6" draw:layer="layout" svg:x1="15.912cm" svg:y1="6.13cm" svg:x2="14.942cm" svg:y2="5.57cm">
              <text:p/>
            </draw:line>
            <draw:line draw:style-name="gr72" draw:text-style-name="P6" draw:layer="layout" svg:x1="15.912cm" svg:y1="6.41cm" svg:x2="14.942cm" svg:y2="5.85cm">
              <text:p/>
            </draw:line>
            <draw:line draw:style-name="gr73" draw:text-style-name="P6" draw:layer="layout" svg:x1="15.912cm" svg:y1="6.27cm" svg:x2="14.942cm" svg:y2="5.71cm">
              <text:p/>
            </draw:line>
            <draw:polyline draw:style-name="gr74" draw:text-style-name="P6" draw:layer="layout" svg:width="1.211cm" svg:height="0.839cm" svg:x="14.821cm" svg:y="3.61cm" svg:viewBox="0 0 1212 840" draw:points="1212,840 0,140 0,0">
              <text:p/>
            </draw:polyline>
            <draw:polyline draw:style-name="gr75" draw:text-style-name="P6" draw:layer="layout" svg:width="1.19cm" svg:height="0.842cm" svg:x="14.842cm" svg:y="3.607cm" svg:viewBox="0 0 1191 843" draw:points="1191,843 1191,703 0,0">
              <text:p/>
            </draw:polyline>
            <draw:polygon draw:style-name="gr76" draw:text-style-name="P7" draw:layer="layout" svg:width="0.141cm" svg:height="0.246cm" svg:x="15.27cm" svg:y="5.007cm" svg:viewBox="0 0 142 247" draw:points="0,165 0,0 142,82 142,247">
              <text:p/>
            </draw:polygon>
            <draw:line draw:style-name="gr77" draw:text-style-name="P6" draw:layer="layout" svg:x1="15.912cm" svg:y1="5.99cm" svg:x2="14.942cm" svg:y2="5.43cm">
              <text:p/>
            </draw:line>
          </draw:g>
          <draw:g>
            <draw:polygon draw:style-name="gr78" draw:text-style-name="P13" draw:layer="layout" svg:width="0.884cm" svg:height="1.15cm" svg:x="17.644cm" svg:y="4.45cm" svg:viewBox="0 0 885 1151" draw:points="0,640 0,0 608,352 664,256 885,384 885,1151">
              <text:p/>
            </draw:polygon>
            <draw:polygon draw:style-name="gr79" draw:text-style-name="P14" draw:layer="layout" svg:width="0.995cm" svg:height="1.086cm" svg:x="17.533cm" svg:y="4.514cm" svg:viewBox="0 0 996 1087" draw:points="111,576 0,0 885,512 996,1087">
              <text:p/>
            </draw:polygon>
            <draw:polygon draw:style-name="gr80" draw:text-style-name="P14" draw:layer="layout" svg:width="1.106cm" svg:height="0.99cm" svg:x="17.422cm" svg:y="4.61cm" svg:viewBox="0 0 1107 991" draw:points="222,480 0,0 885,512 1107,991">
              <text:p/>
            </draw:polygon>
            <draw:polygon draw:style-name="gr81" draw:text-style-name="P13" draw:layer="layout" svg:width="1.161cm" svg:height="0.862cm" svg:x="17.367cm" svg:y="4.738cm" svg:viewBox="0 0 1162 863" draw:points="277,352 0,0 830,448 1162,863">
              <text:p/>
            </draw:polygon>
            <draw:polygon draw:style-name="gr82" draw:text-style-name="P5" draw:layer="layout" svg:width="1.161cm" svg:height="1.15cm" svg:x="17.367cm" svg:y="4.45cm" svg:viewBox="0 0 1162 1151" draw:points="277,128 277,0 885,352 940,256 1162,384 1162,1151 277,640 0,288 154,368 55,160 198,244 166,64">
              <text:p/>
            </draw:polygon>
          </draw:g>
          <draw:g>
            <draw:polygon draw:style-name="gr83" draw:text-style-name="P13" draw:layer="layout" svg:width="0.51cm" svg:height="0.738cm" svg:x="17.999cm" svg:y="5.912cm" svg:viewBox="0 0 511 739" draw:points="511,0 0,74 511,739">
              <text:p/>
            </draw:polygon>
            <draw:polygon draw:style-name="gr84" draw:text-style-name="P13" draw:layer="layout" svg:width="0.51cm" svg:height="0.738cm" svg:x="17.488cm" svg:y="5.321cm" svg:viewBox="0 0 511 739" draw:points="0,0 511,665 0,739">
              <text:p/>
            </draw:polygon>
            <draw:polygon draw:style-name="gr85" draw:text-style-name="P13" draw:layer="layout" svg:width="1.022cm" svg:height="0.738cm" svg:x="17.488cm" svg:y="5.912cm" svg:viewBox="0 0 1023 739" draw:points="1023,739 511,0 0,148">
              <text:p/>
            </draw:polygon>
            <draw:polygon draw:style-name="gr86" draw:text-style-name="P13" draw:layer="layout" svg:width="1.022cm" svg:height="0.738cm" svg:x="17.488cm" svg:y="5.321cm" svg:viewBox="0 0 1023 739" draw:points="1023,591 511,739 0,0">
              <text:p/>
            </draw:polygon>
            <draw:polygon draw:style-name="gr87" draw:text-style-name="P5" draw:layer="layout" svg:width="1.022cm" svg:height="1.329cm" svg:x="17.488cm" svg:y="5.321cm" svg:viewBox="0 0 1023 1330" draw:points="0,739 0,0 1023,591 1023,1330">
              <text:p/>
            </draw:polygon>
          </draw:g>
          <draw:g>
            <draw:custom-shape draw:style-name="gr88" draw:text-style-name="P15" draw:layer="layout" svg:width="0.932cm" svg:height="1.38cm" svg:x="16.678cm" svg:y="5.411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89" draw:text-style-name="P16" draw:layer="layout" svg:width="0.932cm" svg:height="0.437cm" svg:x="16.678cm" svg:y="5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0" draw:text-style-name="P17" draw:layer="layout" svg:width="1.021cm" svg:height="1.015cm" svg:x="16.64cm" svg:y="4.6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91" draw:text-style-name="P18" draw:layer="layout" svg:width="0.622cm" svg:height="0.949cm" svg:x="16.867cm" svg:y="4.688cm" svg:viewBox="0 0 623 950" draw:points="0,66 113,66 170,33 283,0 453,66 340,66 397,164 227,327 170,360 113,393 227,459 283,524 453,524 623,622 510,819 340,950 340,754 227,622 283,557 170,459 57,426 0,295">
              <text:p/>
            </draw:polygon>
            <draw:path draw:style-name="gr92" draw:text-style-name="P18" draw:layer="layout" svg:width="0.257cm" svg:height="0.432cm" svg:x="17.377cm" svg:y="4.747cm" svg:viewBox="0 0 258 433" svg:d="M227 433v-33l-57-98v-99l-57-131-113-65c113-65 340 360 227 426z">
              <text:p/>
            </draw:path>
            <draw:g>
              <draw:line draw:style-name="gr93" draw:text-style-name="P19" draw:layer="layout" svg:x1="17.094cm" svg:y1="5.31cm" svg:x2="17.037cm" svg:y2="5.081cm">
                <text:p/>
              </draw:line>
              <draw:line draw:style-name="gr94" draw:text-style-name="P19" draw:layer="layout" svg:x1="17.093cm" svg:y1="5.311cm" svg:x2="17.15cm" svg:y2="5.147cm">
                <text:p/>
              </draw:line>
              <draw:line draw:style-name="gr95" draw:text-style-name="P19" draw:layer="layout" svg:x1="17.207cm" svg:y1="5.311cm" svg:x2="17.15cm" svg:y2="5.147cm">
                <text:p/>
              </draw:line>
              <draw:line draw:style-name="gr96" draw:text-style-name="P19" draw:layer="layout" svg:x1="17.207cm" svg:y1="5.31cm" svg:x2="17.264cm" svg:y2="5.081cm">
                <text:p/>
              </draw:line>
            </draw:g>
            <draw:g>
              <draw:line draw:style-name="gr97" draw:text-style-name="P19" draw:layer="layout" svg:x1="17.434cm" svg:y1="5.31cm" svg:x2="17.377cm" svg:y2="5.081cm">
                <text:p/>
              </draw:line>
              <draw:line draw:style-name="gr98" draw:text-style-name="P19" draw:layer="layout" svg:x1="17.433cm" svg:y1="5.311cm" svg:x2="17.49cm" svg:y2="5.147cm">
                <text:p/>
              </draw:line>
              <draw:line draw:style-name="gr99" draw:text-style-name="P19" draw:layer="layout" svg:x1="17.547cm" svg:y1="5.311cm" svg:x2="17.49cm" svg:y2="5.147cm">
                <text:p/>
              </draw:line>
              <draw:line draw:style-name="gr100" draw:text-style-name="P19" draw:layer="layout" svg:x1="17.547cm" svg:y1="5.31cm" svg:x2="17.604cm" svg:y2="5.081cm">
                <text:p/>
              </draw:line>
            </draw:g>
            <draw:g>
              <draw:line draw:style-name="gr101" draw:text-style-name="P19" draw:layer="layout" svg:x1="16.754cm" svg:y1="5.31cm" svg:x2="16.697cm" svg:y2="5.081cm">
                <text:p/>
              </draw:line>
              <draw:line draw:style-name="gr102" draw:text-style-name="P19" draw:layer="layout" svg:x1="16.753cm" svg:y1="5.311cm" svg:x2="16.81cm" svg:y2="5.147cm">
                <text:p/>
              </draw:line>
              <draw:line draw:style-name="gr103" draw:text-style-name="P19" draw:layer="layout" svg:x1="16.867cm" svg:y1="5.311cm" svg:x2="16.81cm" svg:y2="5.147cm">
                <text:p/>
              </draw:line>
              <draw:line draw:style-name="gr104" draw:text-style-name="P19" draw:layer="layout" svg:x1="16.867cm" svg:y1="5.31cm" svg:x2="16.924cm" svg:y2="5.081cm">
                <text:p/>
              </draw:line>
            </draw:g>
          </draw:g>
        </draw:g>
        <draw:g xml:id="id9" draw:id="id9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05" draw:text-style-name="P1" draw:layer="layout" svg:width="2.507cm" svg:height="1.469cm" svg:x="9.455cm" svg:y="21.66cm" svg:viewBox="0 0 2508 1470" svg:d="M0 1470c710 0 1823-464 2303-770s0-700-242-700z">
            <text:p/>
          </draw:path>
          <draw:g>
            <draw:polygon draw:style-name="gr106" draw:text-style-name="P2" draw:layer="layout" svg:width="1.454cm" svg:height="3.639cm" svg:x="8cm" svg:y="19.49cm" svg:viewBox="0 0 1455 3640" draw:points="0,2800 0,0 1455,840 1455,3640">
              <text:p/>
            </draw:polygon>
            <draw:polygon draw:style-name="gr107" draw:text-style-name="P3" draw:layer="layout" svg:width="2.06cm" svg:height="3.989cm" svg:x="9.455cm" svg:y="19.14cm" svg:viewBox="0 0 2061 3990" draw:points="0,3990 0,1190 2061,0 2061,2800">
              <text:p/>
            </draw:polygon>
            <draw:polygon draw:style-name="gr108" draw:text-style-name="P4" draw:layer="layout" svg:width="3.515cm" svg:height="2.029cm" svg:x="8cm" svg:y="18.3cm" svg:viewBox="0 0 3516 2030" draw:points="1455,2030 0,1190 2061,0 3516,840">
              <text:p/>
            </draw:polygon>
            <draw:polygon draw:style-name="gr109" draw:text-style-name="P5" draw:layer="layout" svg:width="3.515cm" svg:height="4.829cm" svg:x="8cm" svg:y="18.3cm" svg:viewBox="0 0 3516 4830" draw:points="0,3990 0,1190 2061,0 3516,840 3516,3640 1455,4830">
              <text:p/>
            </draw:polygon>
            <draw:line draw:style-name="gr110" draw:text-style-name="P6" draw:layer="layout" svg:x1="9.212cm" svg:y1="22.43cm" svg:x2="8.242cm" svg:y2="21.87cm">
              <text:p/>
            </draw:line>
            <draw:line draw:style-name="gr111" draw:text-style-name="P6" draw:layer="layout" svg:x1="9.212cm" svg:y1="22.71cm" svg:x2="8.242cm" svg:y2="22.15cm">
              <text:p/>
            </draw:line>
            <draw:line draw:style-name="gr112" draw:text-style-name="P6" draw:layer="layout" svg:x1="9.212cm" svg:y1="22.57cm" svg:x2="8.242cm" svg:y2="22.01cm">
              <text:p/>
            </draw:line>
            <draw:polyline draw:style-name="gr113" draw:text-style-name="P6" draw:layer="layout" svg:width="1.211cm" svg:height="0.839cm" svg:x="8.121cm" svg:y="19.91cm" svg:viewBox="0 0 1212 840" draw:points="1212,840 0,140 0,0">
              <text:p/>
            </draw:polyline>
            <draw:polyline draw:style-name="gr114" draw:text-style-name="P6" draw:layer="layout" svg:width="1.19cm" svg:height="0.842cm" svg:x="8.142cm" svg:y="19.907cm" svg:viewBox="0 0 1191 843" draw:points="1191,843 1191,703 0,0">
              <text:p/>
            </draw:polyline>
            <draw:polygon draw:style-name="gr115" draw:text-style-name="P7" draw:layer="layout" svg:width="0.141cm" svg:height="0.246cm" svg:x="8.57cm" svg:y="21.307cm" svg:viewBox="0 0 142 247" draw:points="0,165 0,0 142,82 142,247">
              <text:p/>
            </draw:polygon>
            <draw:line draw:style-name="gr116" draw:text-style-name="P6" draw:layer="layout" svg:x1="9.212cm" svg:y1="22.29cm" svg:x2="8.242cm" svg:y2="21.73cm">
              <text:p/>
            </draw:line>
          </draw:g>
        </draw:g>
        <draw:g xml:id="id10" draw:id="id10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17" draw:text-style-name="P1" draw:layer="layout" svg:width="2.507cm" svg:height="1.469cm" svg:x="12.292cm" svg:y="21.66cm" svg:viewBox="0 0 2508 1470" svg:d="M0 1470c710 0 1823-464 2303-770s0-700-242-700z">
            <text:p/>
          </draw:path>
          <draw:g>
            <draw:polygon draw:style-name="gr118" draw:text-style-name="P2" draw:layer="layout" svg:width="1.454cm" svg:height="3.639cm" svg:x="10.837cm" svg:y="19.49cm" svg:viewBox="0 0 1455 3640" draw:points="0,2800 0,0 1455,840 1455,3640">
              <text:p/>
            </draw:polygon>
            <draw:polygon draw:style-name="gr119" draw:text-style-name="P3" draw:layer="layout" svg:width="2.06cm" svg:height="3.989cm" svg:x="12.292cm" svg:y="19.14cm" svg:viewBox="0 0 2061 3990" draw:points="0,3990 0,1190 2061,0 2061,2800">
              <text:p/>
            </draw:polygon>
            <draw:polygon draw:style-name="gr120" draw:text-style-name="P4" draw:layer="layout" svg:width="3.515cm" svg:height="2.029cm" svg:x="10.837cm" svg:y="18.3cm" svg:viewBox="0 0 3516 2030" draw:points="1455,2030 0,1190 2061,0 3516,840">
              <text:p/>
            </draw:polygon>
            <draw:polygon draw:style-name="gr121" draw:text-style-name="P5" draw:layer="layout" svg:width="3.515cm" svg:height="4.829cm" svg:x="10.837cm" svg:y="18.3cm" svg:viewBox="0 0 3516 4830" draw:points="0,3990 0,1190 2061,0 3516,840 3516,3640 1455,4830">
              <text:p/>
            </draw:polygon>
            <draw:line draw:style-name="gr122" draw:text-style-name="P6" draw:layer="layout" svg:x1="12.049cm" svg:y1="22.43cm" svg:x2="11.079cm" svg:y2="21.87cm">
              <text:p/>
            </draw:line>
            <draw:line draw:style-name="gr123" draw:text-style-name="P6" draw:layer="layout" svg:x1="12.049cm" svg:y1="22.71cm" svg:x2="11.079cm" svg:y2="22.15cm">
              <text:p/>
            </draw:line>
            <draw:line draw:style-name="gr124" draw:text-style-name="P6" draw:layer="layout" svg:x1="12.049cm" svg:y1="22.57cm" svg:x2="11.079cm" svg:y2="22.01cm">
              <text:p/>
            </draw:line>
            <draw:polyline draw:style-name="gr125" draw:text-style-name="P6" draw:layer="layout" svg:width="1.211cm" svg:height="0.839cm" svg:x="10.958cm" svg:y="19.91cm" svg:viewBox="0 0 1212 840" draw:points="1212,840 0,140 0,0">
              <text:p/>
            </draw:polyline>
            <draw:polyline draw:style-name="gr126" draw:text-style-name="P6" draw:layer="layout" svg:width="1.19cm" svg:height="0.842cm" svg:x="10.979cm" svg:y="19.907cm" svg:viewBox="0 0 1191 843" draw:points="1191,843 1191,703 0,0">
              <text:p/>
            </draw:polyline>
            <draw:polygon draw:style-name="gr127" draw:text-style-name="P7" draw:layer="layout" svg:width="0.141cm" svg:height="0.246cm" svg:x="11.407cm" svg:y="21.307cm" svg:viewBox="0 0 142 247" draw:points="0,165 0,0 142,82 142,247">
              <text:p/>
            </draw:polygon>
            <draw:line draw:style-name="gr128" draw:text-style-name="P6" draw:layer="layout" svg:x1="12.049cm" svg:y1="22.29cm" svg:x2="11.079cm" svg:y2="21.73cm">
              <text:p/>
            </draw:line>
          </draw:g>
        </draw:g>
        <draw:g xml:id="id8" draw:id="id8">
          <draw:custom-shape draw:style-name="gr129" draw:text-style-name="P17" draw:layer="layout" svg:width="5cm" svg:height="5.131cm" svg:x="15cm" svg:y="17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30" draw:text-style-name="P18" draw:layer="layout" svg:width="3.056cm" svg:height="4.801cm" svg:x="16.111cm" svg:y="18.134cm" svg:viewBox="0 0 3057 4802" draw:points="0,332 557,332 832,165 1389,0 2222,332 1668,332 1943,826 1111,1655 832,1820 557,1988 1111,2317 1389,2649 2222,2649 3057,3146 2500,4137 1668,4802 1668,3808 1111,3146 1389,2814 832,2317 278,2152 0,1491">
            <text:p/>
          </draw:polygon>
          <draw:path draw:style-name="gr131" draw:text-style-name="P18" draw:layer="layout" svg:width="1.262cm" svg:height="2.186cm" svg:x="18.611cm" svg:y="18.431cm" svg:viewBox="0 0 1263 2187" svg:d="M1111 2187v-165l-279-497v-497l-275-661-557-332c557-332 1668 1820 1111 2152z">
            <text:p/>
          </draw:path>
          <draw:g>
            <draw:line draw:style-name="gr132" draw:text-style-name="P19" draw:layer="layout" svg:x1="17.221cm" svg:y1="21.28cm" svg:x2="16.943cm" svg:y2="20.121cm">
              <text:p/>
            </draw:line>
            <draw:line draw:style-name="gr133" draw:text-style-name="P19" draw:layer="layout" svg:x1="17.222cm" svg:y1="21.277cm" svg:x2="17.5cm" svg:y2="20.451cm">
              <text:p/>
            </draw:line>
            <draw:line draw:style-name="gr134" draw:text-style-name="P19" draw:layer="layout" svg:x1="17.778cm" svg:y1="21.277cm" svg:x2="17.5cm" svg:y2="20.451cm">
              <text:p/>
            </draw:line>
            <draw:line draw:style-name="gr135" draw:text-style-name="P19" draw:layer="layout" svg:x1="17.778cm" svg:y1="21.28cm" svg:x2="18.056cm" svg:y2="20.121cm">
              <text:p/>
            </draw:line>
          </draw:g>
          <draw:g>
            <draw:line draw:style-name="gr136" draw:text-style-name="P19" draw:layer="layout" svg:x1="18.889cm" svg:y1="21.28cm" svg:x2="18.611cm" svg:y2="20.121cm">
              <text:p/>
            </draw:line>
            <draw:line draw:style-name="gr137" draw:text-style-name="P19" draw:layer="layout" svg:x1="18.889cm" svg:y1="21.277cm" svg:x2="19.167cm" svg:y2="20.451cm">
              <text:p/>
            </draw:line>
            <draw:line draw:style-name="gr138" draw:text-style-name="P19" draw:layer="layout" svg:x1="19.446cm" svg:y1="21.277cm" svg:x2="19.168cm" svg:y2="20.451cm">
              <text:p/>
            </draw:line>
            <draw:line draw:style-name="gr139" draw:text-style-name="P19" draw:layer="layout" svg:x1="19.443cm" svg:y1="21.28cm" svg:x2="19.721cm" svg:y2="20.121cm">
              <text:p/>
            </draw:line>
          </draw:g>
          <draw:g>
            <draw:line draw:style-name="gr140" draw:text-style-name="P19" draw:layer="layout" svg:x1="15.556cm" svg:y1="21.28cm" svg:x2="15.278cm" svg:y2="20.121cm">
              <text:p/>
            </draw:line>
            <draw:line draw:style-name="gr141" draw:text-style-name="P19" draw:layer="layout" svg:x1="15.557cm" svg:y1="21.277cm" svg:x2="15.835cm" svg:y2="20.451cm">
              <text:p/>
            </draw:line>
            <draw:line draw:style-name="gr142" draw:text-style-name="P19" draw:layer="layout" svg:x1="16.11cm" svg:y1="21.277cm" svg:x2="15.832cm" svg:y2="20.451cm">
              <text:p/>
            </draw:line>
            <draw:line draw:style-name="gr143" draw:text-style-name="P19" draw:layer="layout" svg:x1="16.111cm" svg:y1="21.28cm" svg:x2="16.389cm" svg:y2="20.121cm">
              <text:p/>
            </draw:line>
          </draw:g>
        </draw:g>
        <draw:connector draw:style-name="gr144" draw:text-style-name="P10" draw:layer="layout" draw:type="curve" svg:x1="16.681cm" svg:y1="6.83cm" svg:x2="17.5cm" svg:y2="17.969cm" draw:start-shape="id7" draw:start-glue-point="2" draw:end-shape="id8" draw:end-glue-point="0" svg:d="M16681 6830c0 8353 819 2784 819 11139" svg:viewBox="0 0 820 11140">
          <text:p/>
        </draw:connector>
        <draw:connector draw:style-name="gr144" draw:text-style-name="P10" draw:layer="layout" draw:type="curve" svg:x1="9.381cm" svg:y1="12.889cm" svg:x2="17.5cm" svg:y2="17.969cm" draw:start-shape="id6" draw:start-glue-point="10" draw:end-shape="id8" draw:end-glue-point="0" svg:d="M9381 12889c0 3840 8119 1300 8119 5080" svg:viewBox="0 0 8120 5081">
          <text:p/>
        </draw:connector>
        <draw:connector draw:style-name="gr144" draw:text-style-name="P10" draw:layer="layout" draw:type="curve" svg:x1="6.089cm" svg:y1="13.059cm" svg:x2="17.5cm" svg:y2="17.969cm" draw:start-shape="id4" draw:start-glue-point="10" draw:end-shape="id8" svg:d="M6089 13059c0 3712 11411 1258 11411 4910" svg:viewBox="0 0 11412 4911">
          <text:p/>
        </draw:connector>
        <draw:connector draw:style-name="gr144" draw:text-style-name="P10" draw:layer="layout" draw:type="curve" svg:x1="3.189cm" svg:y1="12.989cm" svg:x2="17.5cm" svg:y2="17.969cm" draw:start-shape="id5" draw:start-glue-point="10" draw:end-shape="id8" draw:end-glue-point="0" svg:d="M3189 12989c0 3765 14311 1275 14311 4980" svg:viewBox="0 0 14312 4981">
          <text:p/>
        </draw:connector>
        <draw:connector draw:style-name="gr145" draw:text-style-name="P10" draw:layer="layout" draw:type="curve" svg:x1="3.189cm" svg:y1="12.989cm" svg:x2="10.082cm" svg:y2="18.3cm" draw:start-shape="id5" draw:start-glue-point="10" draw:end-shape="id9" draw:end-glue-point="4" svg:d="M3189 12989c0 4014 6893 1359 6893 5311" svg:viewBox="0 0 6894 5312">
          <text:p/>
        </draw:connector>
        <draw:connector draw:style-name="gr145" draw:text-style-name="P10" draw:layer="layout" draw:type="curve" svg:x1="9.381cm" svg:y1="12.889cm" svg:x2="10.082cm" svg:y2="18.3cm" draw:start-shape="id6" draw:start-glue-point="10" draw:end-shape="id9" draw:end-glue-point="4" svg:d="M9381 12889c0 4089 701 1384 701 5411" svg:viewBox="0 0 702 5412">
          <text:p/>
        </draw:connector>
        <draw:connector draw:style-name="gr145" draw:text-style-name="P10" draw:layer="layout" draw:type="curve" svg:x1="6.089cm" svg:y1="13.059cm" svg:x2="10.082cm" svg:y2="18.3cm" draw:start-shape="id4" draw:start-glue-point="10" draw:end-shape="id9" draw:end-glue-point="4" svg:d="M6089 13059c0 3961 3993 1341 3993 5241" svg:viewBox="0 0 3994 5242">
          <text:p/>
        </draw:connector>
        <draw:connector draw:style-name="gr145" draw:text-style-name="P10" draw:layer="layout" draw:type="curve" svg:x1="9.381cm" svg:y1="12.889cm" svg:x2="12.919cm" svg:y2="18.3cm" draw:start-shape="id6" draw:start-glue-point="10" draw:end-shape="id10" draw:end-glue-point="4" svg:d="M9381 12889c0 4089 3538 1384 3538 5411" svg:viewBox="0 0 3539 5412">
          <text:p/>
        </draw:connector>
        <draw:connector draw:style-name="gr145" draw:text-style-name="P10" draw:layer="layout" draw:type="curve" svg:x1="6.089cm" svg:y1="13.059cm" svg:x2="12.919cm" svg:y2="18.3cm" draw:start-shape="id4" draw:start-glue-point="10" draw:end-shape="id10" draw:end-glue-point="4" svg:d="M6089 13059c0 3961 6830 1341 6830 5241" svg:viewBox="0 0 6831 5242">
          <text:p/>
        </draw:connector>
        <draw:connector draw:style-name="gr145" draw:text-style-name="P10" draw:layer="layout" draw:type="curve" svg:x1="3.189cm" svg:y1="12.989cm" svg:x2="12.919cm" svg:y2="18.3cm" draw:start-shape="id5" draw:start-glue-point="10" draw:end-shape="id10" draw:end-glue-point="4" svg:d="M3189 12989c0 4014 9730 1359 9730 5311" svg:viewBox="0 0 9731 5312">
          <text:p/>
        </draw:connector>
        <draw:connector draw:style-name="gr144" draw:text-style-name="P10" draw:layer="layout" draw:type="curve" svg:x1="12.226cm" svg:y1="23.089cm" svg:x2="17.5cm" svg:y2="23.1cm" draw:start-shape="id10" draw:start-glue-point="10" draw:end-shape="id8" svg:d="M12226 23089c0 841 5274 836 5274 11" svg:viewBox="0 0 5275 631">
          <text:p/>
        </draw:connector>
        <draw:connector draw:style-name="gr144" draw:text-style-name="P10" draw:layer="layout" draw:type="curve" svg:x1="9.389cm" svg:y1="23.089cm" svg:x2="17.5cm" svg:y2="23.1cm" draw:start-shape="id9" draw:start-glue-point="10" draw:end-shape="id8" draw:end-glue-point="2" svg:d="M9389 23089c0 841 8111 836 8111 11" svg:viewBox="0 0 8112 631">
          <text:p/>
        </draw:connector>
        <draw:line draw:style-name="gr144" draw:text-style-name="P10" draw:layer="layout" svg:x1="12cm" svg:y1="26cm" svg:x2="14cm" svg:y2="26cm">
          <text:p/>
        </draw:line>
        <draw:line draw:style-name="gr145" draw:text-style-name="P10" draw:layer="layout" svg:x1="12cm" svg:y1="26.5cm" svg:x2="14.01cm" svg:y2="26.5cm">
          <text:p/>
        </draw:line>
        <draw:line draw:style-name="gr41" draw:text-style-name="P10" draw:layer="layout" svg:x1="12cm" svg:y1="27cm" svg:x2="14cm" svg:y2="27cm">
          <text:p/>
        </draw:line>
        <draw:frame draw:style-name="gr146" draw:text-style-name="P20" draw:layer="layout" svg:width="3.7cm" svg:height="2cm" svg:x="14.034cm" svg:y="25.634cm">
          <draw:text-box>
            <text:p><text:span text:style-name="T1">unverschlüsselt</text:span></text:p>
            <text:p><text:span text:style-name="T2">openvpn</text:span></text:p>
            <text:p><text:span text:style-name="T3">fast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c5000b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12:11:28.367737000</meta:creation-date>
    <dc:date>2016-03-20T20:20:18.870287000</dc:date>
    <meta:editing-duration>PT51M47S</meta:editing-duration>
    <meta:editing-cycles>22</meta:editing-cycles>
    <meta:generator>LibreOffice/4.4.7.2$MacOSX_X86_64 LibreOffice_project/f3153a8b245191196a4b6b9abd1d0da16eead600</meta:generator>
    <meta:document-statistic meta:object-count="195"/>
  </office:meta>
</office:document-meta>
</file>